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0.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1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.218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.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6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0.742cm" svg:height="0.714cm" svg:x="6.807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1" draw:layer="layout" svg:width="0.919cm" svg:height="0.946cm" svg:x="2.781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3" draw:layer="layout" svg:width="0.919cm" svg:height="0.946cm" svg:x="7.832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4" draw:layer="layout" svg:width="0.918cm" svg:height="0.946cm" svg:x="12.425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24cm" svg:y1="9.5cm" svg:x2="7.177cm" svg:y2="6.214cm" draw:start-shape="id1" draw:start-glue-point="4" draw:end-shape="id2" draw:end-glue-point="8" svg:d="m3240 9500 3937-3286">
          <text:p/>
        </draw:connector>
        <draw:connector draw:style-name="gr3" draw:text-style-name="P1" draw:layer="layout" draw:type="line" svg:x1="7.177cm" svg:y1="6.214cm" svg:x2="8.291cm" svg:y2="9.5cm" draw:start-shape="id2" draw:start-glue-point="8" draw:end-shape="id3" draw:end-glue-point="4" svg:d="m7177 6214 1114 3286">
          <text:p/>
        </draw:connector>
        <draw:connector draw:style-name="gr3" draw:text-style-name="P1" draw:layer="layout" draw:type="line" svg:x1="7.177cm" svg:y1="6.214cm" svg:x2="12.883cm" svg:y2="9.5cm" draw:start-shape="id2" draw:start-glue-point="8" draw:end-shape="id4" draw:end-glue-point="4" svg:d="m7177 6214 5706 3286">
          <text:p/>
        </draw:connector>
        <draw:frame draw:style-name="gr4" draw:layer="layout" svg:width="2cm" svg:height="1.108cm" svg:x="2.5cm" svg:y="10.5cm">
          <draw:text-box>
            <text:p>SSH</text:p>
          </draw:text-box>
        </draw:frame>
        <draw:frame draw:style-name="gr5" draw:layer="layout" svg:width="2.627cm" svg:height="1.108cm" svg:x="7.373cm" svg:y="10.5cm">
          <draw:text-box>
            <text:p>MAIL</text:p>
          </draw:text-box>
        </draw:frame>
        <draw:frame draw:style-name="gr6" draw:layer="layout" svg:width="2.259cm" svg:height="1.108cm" svg:x="12.241cm" svg:y="10.5cm">
          <draw:text-box>
            <text:p>REST</text:p>
          </draw:text-box>
        </draw:frame>
        <draw:custom-shape draw:style-name="gr2" draw:text-style-name="P1" draw:id="id5" draw:layer="layout" svg:width="0.742cm" svg:height="0.714cm" svg:x="10.758cm" svg:y="1.7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6" draw:layer="layout" svg:width="0.742cm" svg:height="0.714cm" svg:x="14.258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line" svg:x1="7.177cm" svg:y1="5.5cm" svg:x2="11.128cm" svg:y2="2.5cm" draw:start-shape="id2" draw:start-glue-point="4" draw:end-shape="id5" draw:end-glue-point="8" svg:d="m7177 5500 3951-3000">
          <text:p/>
        </draw:connector>
        <draw:connector draw:style-name="gr7" draw:text-style-name="P1" draw:layer="layout" draw:type="line" svg:x1="11.128cm" svg:y1="2.5cm" svg:x2="14.628cm" svg:y2="5.5cm" draw:start-shape="id5" draw:start-glue-point="8" draw:end-shape="id6" draw:end-glue-point="4" svg:d="m11128 2500 3500 3000">
          <text:p/>
        </draw:connector>
        <draw:frame draw:style-name="gr8" draw:text-style-name="P1" draw:layer="layout" svg:width="3cm" svg:height="1.214cm" svg:x="3.5cm" svg:y="5cm">
          <draw:text-box>
            <text:p text:style-name="P1">Firma 1</text:p>
          </draw:text-box>
        </draw:frame>
        <draw:frame draw:style-name="gr8" draw:text-style-name="P1" draw:layer="layout" svg:width="3.5cm" svg:height="1.214cm" svg:x="15.5cm" svg:y="4.786cm">
          <draw:text-box>
            <text:p text:style-name="P1">Firma 2</text:p>
          </draw:text-box>
        </draw:frame>
        <draw:frame draw:style-name="gr9" draw:layer="layout" svg:width="1.768cm" svg:height="0.963cm" svg:x="7cm" svg:y="3.037cm">
          <draw:text-box>
            <text:p>70%</text:p>
          </draw:text-box>
        </draw:frame>
        <draw:frame draw:style-name="gr9" draw:layer="layout" svg:width="1.768cm" svg:height="0.963cm" svg:x="13.232cm" svg:y="3cm">
          <draw:text-box>
            <text:p>30%</text:p>
          </draw:text-box>
        </draw:frame>
        <draw:frame draw:style-name="gr10" draw:layer="layout" svg:width="1.768cm" svg:height="1cm" svg:x="2.732cm" svg:y="7.5cm">
          <draw:text-box>
            <text:p>20%</text:p>
          </draw:text-box>
        </draw:frame>
        <draw:frame draw:style-name="gr10" draw:layer="layout" svg:width="1.768cm" svg:height="1cm" svg:x="6cm" svg:y="7.5cm">
          <draw:text-box>
            <text:p>20%</text:p>
          </draw:text-box>
        </draw:frame>
        <draw:frame draw:style-name="gr9" draw:layer="layout" svg:width="1.768cm" svg:height="0.963cm" svg:x="11cm" svg:y="7.5cm">
          <draw:text-box>
            <text:p>60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09:54:40.60</meta:creation-date>
    <dc:date>2010-01-17T14:07:14.62</dc:date>
    <meta:editing-duration>PT04H12M33S</meta:editing-duration>
    <meta:editing-cycles>3</meta:editing-cycles>
    <meta:generator>OpenOffice.org/3.1$Win32 OpenOffice.org_project/310m19$Build-9420</meta:generator>
    <meta:document-statistic meta:object-count="22"/>
  </office:meta>
</office:document-meta>
</file>